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StarSymbol" svg:font-family="StarSymbol" style:font-charset="x-symbol"/>
    <style:font-face style:name="Tahoma" svg:font-family="Tahoma" style:font-charset="x-symbol"/>
    <style:font-face style:name="Tahoma2" svg:font-family="Tahoma"/>
    <style:font-face style:name="Times New Roman1" svg:font-family="'Times New Roman'"/>
    <style:font-face style:name="SimSun" svg:font-family="SimSu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2" style:family="paragraph" style:parent-style-name="Default_20_Text" style:list-style-name="L2"/>
    <style:style style:name="P3" style:family="paragraph" style:parent-style-name="Default_20_Text" style:list-style-name="L3"/>
    <text:list-style style:name="L2">
      <text:list-level-style-bullet text:level="1" text:style-name="Bullet_20_Symbols" style:num-suffix="." text:bullet-char="•">
        <style:list-level-properties text:min-label-width="0.196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1965in" text:min-label-width="0.196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3933in" text:min-label-width="0.196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0.5898in" text:min-label-width="0.196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0.7862in" text:min-label-width="0.196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0.9827in" text:min-label-width="0.196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1791in" text:min-label-width="0.196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1.3756in" text:min-label-width="0.196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1.5724in" text:min-label-width="0.196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1.7689in" text:min-label-width="0.1965in"/>
        <style:text-properties style:font-name="Tahoma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196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1965in" text:min-label-width="0.196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3933in" text:min-label-width="0.196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0.5898in" text:min-label-width="0.196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0.7862in" text:min-label-width="0.196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0.9827in" text:min-label-width="0.196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1791in" text:min-label-width="0.196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1.3756in" text:min-label-width="0.196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1.5724in" text:min-label-width="0.196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1.7689in" text:min-label-width="0.1965in"/>
        <style:text-properties style:font-name="Tahoma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This tool creates a deployment package of your current version of the Chronos Web Modeler in a zipped file.</text:p>
      <text:p text:style-name="Default_20_Text"/>
      <text:p text:style-name="Default_20_Text">Requirements:</text:p>
      <text:list text:style-name="L2">
        <text:list-item>
          <text:p text:style-name="P2">The command line client of Subversion is installed on your computer.</text:p>
        </text:list-item>
        <text:list-item>
          <text:p text:style-name="P2">You have a Java VM.</text:p>
        </text:list-item>
      </text:list>
      <text:p text:style-name="Default_20_Text"/>
      <text:p text:style-name="Default_20_Text">Procedure: </text:p>
      <text:list text:style-name="L3">
        <text:list-item>
          <text:p text:style-name="P3">Make sure the references in Folders.bat point to the main directory of your version of TortoiseSVN and Subversion command line client</text:p>
        </text:list-item>
        <text:list-item>
          <text:p text:style-name="P3">Start Build.bat</text:p>
        </text:list-item>
      </text:list>
      <text:p text:style-name="Default_20_Text"/>
      <text:p text:style-name="Default_20_Text"/>
      <text:p text:style-name="Default_20_Text">Note: </text:p>
      <text:p text:style-name="Default_20_Text">Temporary files will be created and deleted again in c:\temp\gui, c:\temp\application and c:\temp\wcmf. Please make sure these folders do not exist before starting Build.</text:p>
      <text:p text:style-name="Default_20_Text"/>
      <text:p text:style-name="Default_20_Text">The package wil be created as “Package.zip” in this directory. If this file exists, it will be overwritten.</text:p>
      <text:p text:style-name="Default_20_Text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StarSymbol" svg:font-family="StarSymbol" style:font-charset="x-symbol"/>
    <style:font-face style:name="Tahoma" svg:font-family="Tahoma" style:font-charset="x-symbol"/>
    <style:font-face style:name="Tahoma2" svg:font-family="Tahoma"/>
    <style:font-face style:name="Times New Roman1" svg:font-family="'Times New Roman'"/>
    <style:font-face style:name="SimSun" svg:font-family="SimSu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none" style:country-complex="none"/>
    </style:default-style>
    <style:default-style style:family="paragraph">
      <style:paragraph-properties fo:hyphenation-remain-char-count="2" fo:hyphenation-push-char-count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none" style:country-complex="none" fo:hyphenate="false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="Times New Roman1" style:font-name-complex="Tahoma2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style:font-name="Times New Roman1"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1" style:font-name-complex="Tahoma2"/>
    </style: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(Win32)</meta:generator>
    <!--645(Build:8693)-->
    <meta:initial-creator>lijiao</meta:initial-creator>
    <meta:creation-date>2008-05-13T13:17:29</meta:creation-date>
    <dc:creator>MEilers</dc:creator>
    <dc:date>2009-03-05T14:42:04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05" meta:character-count="649"/>
  </office:meta>
</office:document-meta>
</file>